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325in"/>
    </style:style>
    <style:style style:name="Table1.B" style:family="table-column">
      <style:table-column-properties style:column-width="1.375in"/>
    </style:style>
    <style:style style:name="Table1.C" style:family="table-column">
      <style:table-column-properties style:column-width="3.4375in"/>
    </style:style>
    <style:style style:name="Table1.D" style:family="table-column">
      <style:table-column-properties style:column-width="0.7361in"/>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 style:family="table">
      <style:table-properties style:width="6.7in" table:align="margins" style:writing-mode="lr-tb"/>
    </style:style>
    <style:style style:name="Table2.A" style:family="table-column">
      <style:table-column-properties style:column-width="2.233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25in" style:type="center"/>
          <style:tab-stop style:position="6.6874in" style:type="right"/>
        </style:tab-stops>
      </style:paragraph-properties>
    </style:style>
    <style:style style:name="P2" style:family="paragraph" style:parent-style-name="ByLine">
      <style:paragraph-properties fo:margin-top="0.1701in" fo:margin-bottom="0.1in" fo:break-before="page"/>
    </style:style>
    <style:style style:name="P3" style:family="paragraph" style:parent-style-name="level_20_3_20_text">
      <style:paragraph-properties fo:margin-left="0.9374in" fo:margin-right="0in" fo:text-indent="0in" style:auto-text-indent="false"/>
    </style:style>
    <style:style style:name="P4" style:family="paragraph" style:parent-style-name="level_20_3_20_text">
      <style:paragraph-properties fo:margin-left="0.9374in" fo:margin-right="0in" fo:text-indent="0in" style:auto-text-indent="false"/>
      <style:text-properties style:font-name="Times New Roman"/>
    </style:style>
    <style:style style:name="P5" style:family="paragraph" style:parent-style-name="template">
      <style:text-properties fo:font-style="normal" style:font-style-asian="normal" style:font-style-complex="normal"/>
    </style:style>
    <style:style style:name="P6" style:family="paragraph" style:parent-style-name="Title">
      <style:text-properties fo:font-size="28pt" style:font-size-asian="28pt" style:font-size-complex="28pt"/>
    </style:style>
    <style:style style:name="P7" style:family="paragraph" style:parent-style-name="Contents_20_2">
      <style:paragraph-properties>
        <style:tab-stops>
          <style:tab-stop style:position="6.5in" style:type="right" style:leader-style="dotted" style:leader-text="."/>
          <style:tab-stop style:position="6.7in" style:type="right" style:leader-style="dotted" style:leader-text="."/>
        </style:tab-stops>
      </style:paragraph-properties>
    </style:style>
    <style:style style:name="P8" style:family="paragraph" style:parent-style-name="Contents_20_1">
      <style:paragraph-properties>
        <style:tab-stops>
          <style:tab-stop style:position="0.25in"/>
          <style:tab-stop style:position="6.5in" style:type="right" style:leader-style="dotted" style:leader-text="."/>
          <style:tab-stop style:position="6.7in" style:type="right" style:leader-style="dotted" style:leader-text="."/>
        </style:tab-stops>
      </style:paragraph-properties>
    </style:style>
    <style:style style:name="P9" style:family="paragraph" style:parent-style-name="Standard">
      <style:text-properties style:font-name="Times New Roman" fo:language="zxx" fo:country="none" fo:font-weight="bold" style:language-asian="zxx" style:country-asian="none" style:font-weight-asian="bold"/>
    </style:style>
    <style:style style:name="P10" style:family="paragraph" style:parent-style-name="Standard">
      <style:text-properties fo:font-weight="bold" style:font-weight-asian="bold"/>
    </style:style>
    <style:style style:name="P11" style:family="paragraph" style:parent-style-name="Standard">
      <style:paragraph-properties fo:margin-top="0.028in" fo:margin-bottom="0.028in" style:snap-to-layout-grid="false"/>
    </style:style>
    <style:style style:name="P12" style:family="paragraph" style:parent-style-name="Standard">
      <style:paragraph-properties fo:margin-top="0.028in" fo:margin-bottom="0.028in" style:snap-to-layout-grid="false"/>
      <style:text-properties fo:font-weight="bold" style:font-weight-asian="bold"/>
    </style:style>
    <style:style style:name="P13" style:family="paragraph" style:parent-style-name="Title">
      <style:paragraph-properties fo:margin-top="0in" fo:margin-bottom="0.278in"/>
      <style:text-properties fo:font-size="20pt" style:font-size-asian="20pt"/>
    </style:style>
    <style:style style:name="P14" style:family="paragraph" style:parent-style-name="template">
      <style:paragraph-properties fo:break-before="page"/>
      <style:text-properties fo:font-style="normal" style:font-style-asian="normal" style:font-style-complex="normal"/>
    </style:style>
    <style:style style:name="P15" style:family="paragraph" style:parent-style-name="Text_20_body">
      <style:text-properties fo:font-size="12pt" style:font-size-asian="12pt" style:font-size-complex="12pt"/>
    </style:style>
    <style:style style:name="P16" style:family="paragraph" style:parent-style-name="Text_20_body">
      <style:text-properties fo:font-weight="normal" style:font-weight-asian="normal" style:font-weight-complex="normal"/>
    </style:style>
    <style:style style:name="P17" style:family="paragraph" style:parent-style-name="Text_20_body" style:list-style-name="WW8Num2"/>
    <style:style style:name="P18" style:family="paragraph" style:parent-style-name="Text_20_body" style:list-style-name="WW8Num3"/>
    <style:style style:name="P19" style:family="paragraph" style:parent-style-name="Text_20_body" style:list-style-name="L1"/>
    <style:style style:name="P20" style:family="paragraph" style:parent-style-name="Text_20_body" style:list-style-name="L3"/>
    <style:style style:name="P21" style:family="paragraph" style:parent-style-name="Text_20_body" style:list-style-name="L2">
      <style:paragraph-properties fo:margin-left="0.5in" fo:margin-right="0in" fo:text-indent="-0.25in" style:auto-text-indent="false"/>
    </style:style>
    <style:style style:name="P22" style:family="paragraph" style:parent-style-name="Heading_20_1" style:master-page-name="MyHeader1">
      <style:paragraph-properties style:page-number="1" fo:break-before="page"/>
    </style:style>
    <style:style style:name="P23" style:family="paragraph" style:parent-style-name="level_20_4">
      <style:paragraph-properties fo:margin-left="0in" fo:margin-right="0in" fo:text-indent="0in" style:auto-text-indent="false"/>
    </style:style>
    <style:style style:name="P24" style:family="paragraph" style:parent-style-name="template" style:list-style-name="L3">
      <style:text-properties fo:font-style="normal" style:font-style-asian="normal" style:font-style-complex="normal"/>
    </style:style>
    <style:style style:name="P25" style:family="paragraph" style:parent-style-name="template" style:list-style-name="L4">
      <style:text-properties fo:font-style="normal" style:font-style-asian="normal" style:font-style-complex="normal"/>
    </style:style>
    <style:style style:name="P26" style:family="paragraph" style:parent-style-name="template" style:list-style-name="L5">
      <style:text-properties fo:font-style="normal" style:font-style-asian="normal" style:font-style-complex="normal"/>
    </style:style>
    <style:style style:name="P27" style:family="paragraph" style:parent-style-name="level_20_3_20_text">
      <style:paragraph-properties fo:margin-left="0.9374in" fo:margin-right="0in" fo:text-indent="0in" style:auto-text-indent="false"/>
    </style:style>
    <style:style style:name="P28" style:family="paragraph" style:parent-style-name="line" style:master-page-name="First_20_Page">
      <style:paragraph-properties style:page-number="auto"/>
    </style:style>
    <style:style style:name="T1" style:family="text">
      <style:text-properties fo:font-style="normal" style:font-style-asian="normal"/>
    </style:style>
    <style:style style:name="T2" style:family="text">
      <style:text-properties fo:font-style="normal" style:font-style-asian="normal" style:font-size-complex="11pt"/>
    </style:style>
    <style:style style:name="T3" style:family="text">
      <style:text-properties fo:language="zxx" fo:country="none" style:language-asian="zxx" style:country-asian="none" style:font-size-complex="11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Version"/>
        <text:variable-decl office:value-type="string" text:name="Projec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variable-set text:name="Project" text:display="none" text:formula="ooow:The OpenBowling Project" office:value-type="string" office:string-value="The OpenBowling Project"/> <text:variable-set text:name="Version" text:display="none" text:formula="ooow:0.xx" office:value-type="string" office:string-value="0.xx"/></text:p>
      <text:p text:style-name="line"/>
      <text:p text:style-name="Title">Software Requirements Specification</text:p>
      <text:p text:style-name="P13">For</text:p>
      <text:p text:style-name="P6"><text:variable-get text:name="Project" office:value-type="string">The OpenBowling Project</text:variable-get></text:p>
      <text:p text:style-name="ByLine">Version <text:variable-get text:name="Version" office:value-type="string">0.xx</text:variable-get></text:p>
      <text:p text:style-name="ByLine">Prepared by Matt Mead</text:p>
      <text:p text:style-name="ByLine">Nov. 11, 2009</text:p>
      <text:p text:style-name="P2">Table of Contents</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5in" style:leader-char=" " style:with-tab="false"/>
            <text:index-entry-tab-stop style:type="left" style:position="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335in" style:leader-char=" " style:with-tab="false"/>
            <text:index-entry-tab-stop style:type="left" style:position="6.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OCentry"/>
          </text:index-source-styles>
        </text:table-of-content-source>
        <text:index-body>
          <text:p text:style-name="P8">1. Introduction<text:tab/>1</text:p>
          <text:p text:style-name="P7">1.1 Purpose <text:tab/>1</text:p>
          <text:p text:style-name="P7">1.2 Document Conventions<text:tab/>1</text:p>
          <text:p text:style-name="P7">1.3 Intended Audience and Reading Suggestions<text:tab/>1</text:p>
          <text:p text:style-name="P7">1.4 Project Scope<text:tab/>1</text:p>
          <text:p text:style-name="P7">1.5 References<text:tab/>2</text:p>
          <text:p text:style-name="P8">2. Overall Description<text:tab/>2</text:p>
          <text:p text:style-name="P7">2.1 Product Perspective<text:tab/>2</text:p>
          <text:p text:style-name="P7">2.2 Product Features<text:tab/>2</text:p>
          <text:p text:style-name="P7">2.3 User Classes and Characteristics<text:tab/>3</text:p>
          <text:p text:style-name="P7">2.4 Operating Environment<text:tab/>3</text:p>
          <text:p text:style-name="P7">2.5 Design and Implementation Constraints<text:tab/>3</text:p>
          <text:p text:style-name="P7">2.6 User Documentation<text:tab/>3</text:p>
          <text:p text:style-name="P7">2.7 Assumptions and Dependencies<text:tab/>3</text:p>
          <text:p text:style-name="P8">3. System Features<text:tab/>3</text:p>
          <text:p text:style-name="P7">3.1 System Feature 1<text:tab/>4</text:p>
          <text:p text:style-name="P7">3.2 System Feature 2 (and so on)<text:tab/>4</text:p>
          <text:p text:style-name="P8">4. External Interface Requirements<text:tab/>4</text:p>
          <text:p text:style-name="P7">4.1 User Interfaces<text:tab/>4</text:p>
          <text:p text:style-name="P7">4.2 Hardware Interfaces<text:tab/>4</text:p>
          <text:p text:style-name="P7">4.3 Software Interfaces<text:tab/>5</text:p>
          <text:p text:style-name="P7">4.4 Communications Interfaces<text:tab/>5</text:p>
          <text:p text:style-name="P8">5. Other Nonfunctional Requirements<text:tab/>5</text:p>
          <text:p text:style-name="P7">5.1 Performance Requirements<text:tab/>5</text:p>
          <text:p text:style-name="P7">5.2 Safety Requirements<text:tab/>5</text:p>
          <text:p text:style-name="P7">5.3 Security Requirements<text:tab/>5</text:p>
          <text:p text:style-name="P7">5.4 Software Quality Attributes<text:tab/>6</text:p>
          <text:p text:style-name="P8">6. Other Requirements<text:tab/>6</text:p>
        </text:index-body>
      </text:table-of-content>
      <text:p text:style-name="P9"/>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Name</text:p>
          </table:table-cell>
          <table:table-cell table:style-name="Table1.B1" office:value-type="string">
            <text:p text:style-name="P12">Date</text:p>
          </table:table-cell>
          <table:table-cell table:style-name="Table1.B1" office:value-type="string">
            <text:p text:style-name="P12">Reason For Changes</text:p>
          </table:table-cell>
          <table:table-cell table:style-name="Table1.D1" office:value-type="string">
            <text:p text:style-name="P12">Version</text:p>
          </table:table-cell>
        </table:table-row>
        <table:table-row table:style-name="Table1.1">
          <table:table-cell table:style-name="Table1.A2" office:value-type="string">
            <text:p text:style-name="P11">Matt Mead</text:p>
          </table:table-cell>
          <table:table-cell table:style-name="Table1.B2" office:value-type="string">
            <text:p text:style-name="P11">MM/DD/YYYY</text:p>
          </table:table-cell>
          <table:table-cell table:style-name="Table1.B2" office:value-type="string">
            <text:p text:style-name="P11">Original Release</text:p>
          </table:table-cell>
          <table:table-cell table:style-name="Table1.D2" office:value-type="string">
            <text:p text:style-name="P11">0.xx</text:p>
          </table:table-cell>
        </table:table-row>
        <table:table-row table:style-name="Table1.1">
          <table:table-cell table:style-name="Table1.A3" office:value-type="string">
            <text:p text:style-name="P11"/>
          </table:table-cell>
          <table:table-cell table:style-name="Table1.B3" office:value-type="string">
            <text:p text:style-name="P11"/>
          </table:table-cell>
          <table:table-cell table:style-name="Table1.B3" office:value-type="string">
            <text:p text:style-name="P11"/>
          </table:table-cell>
          <table:table-cell table:style-name="Table1.D3" office:value-type="string">
            <text:p text:style-name="P11"/>
          </table:table-cell>
        </table:table-row>
      </table:table>
      <text:p text:style-name="P10"/>
      <text:h text:style-name="P22" text:outline-level="1">Introduction</text:h>
      <text:h text:style-name="Heading_20_2" text:outline-level="2">Purpose </text:h>
      <text:p text:style-name="Text_20_body">This document defines the requirements for The Open Source Bowling Project. <text:s/>This is a bowling scorer project for small to medium size bowling centers. <text:s/>This product will read the standing bowling pins after each ball, display the scores to the bowlers and send the bowling data to the front desk for billing or printing, etc. <text:s/></text:p>
      <text:p text:style-name="Text_20_body"/>
      <text:p text:style-name="Text_20_body">This is an Open Source project and will be distributed under a common Open Source public license.</text:p>
      <text:h text:style-name="Heading_20_2" text:outline-level="2">Document Conventions</text:h>
      <text:p text:style-name="Text_20_body">The requirements listed in this document will use the term “shall”. <text:s/>The terms “will” or “should” or “must” shall not be used in the requirement text. <text:s/>The requirements will use a unique sequence numbering system for each requirement identifier. <text:s/>The requirement identifiers shall be used in other documents and software to reference, verify and test the requirement functionality.</text:p>
      <text:p text:style-name="Text_20_body"/>
      <text:p text:style-name="Text_20_body">Each requirement will have the following attributes:</text:p>
      <text:list xml:id="list35568873" text:style-name="WW8Num2">
        <text:list-item>
          <text:p text:style-name="P17">Requirement Identifier (SRS-xxxx)</text:p>
        </text:list-item>
        <text:list-item>
          <text:p text:style-name="P17">Requirement Text (clear, specific and can stand alone)</text:p>
        </text:list-item>
        <text:list-item>
          <text:p text:style-name="P17">Rationale (why the requirement is necessary)</text:p>
        </text:list-item>
        <text:list-item>
          <text:p text:style-name="P17">Priority (1 – 5: 1 = really important (must have); 5 = nice to have)</text:p>
        </text:list-item>
      </text:list>
      <text:h text:style-name="Heading_20_2" text:outline-level="2">Intended Audience and Reading Suggestions</text:h>
      <text:p text:style-name="Text_20_body">This document is intended mainly for developers and potentially for customers / users, such as bowling center proprietors, mechanics, etc. <text:s/>All requirements must be linked to the design document(s). <text:s/>The requirement sections below may be difficult to read, but are very necessary to capture “what” the system is suppose to do. <text:s/>The design document(s) will define “how” the system will work.</text:p>
      <text:h text:style-name="Heading_20_2" text:outline-level="2">Project Scope</text:h>
      <text:p text:style-name="Text_20_body"><text:span text:style-name="T1">This is a </text:span><text:span text:style-name="T2">bowling scorer project for small to medium size bowling centers that may not have automated scoring. <text:s/>The project will consist of 4 different hardware components:</text:span></text:p>
      <text:list xml:id="list35589703" text:style-name="WW8Num3">
        <text:list-item>
          <text:p text:style-name="P18">Pinsetter Interface / Scorer</text:p>
        </text:list-item>
        <text:list-item>
          <text:p text:style-name="P18">Upper Display</text:p>
        </text:list-item>
        <text:list-item>
          <text:p text:style-name="P18">Lower Display / User Input</text:p>
        </text:list-item>
        <text:list-item>
          <text:p text:style-name="P18"><text:soft-page-break/>Front Desk</text:p>
        </text:list-item>
      </text:list>
      <text:p text:style-name="Text_20_body"/>
      <text:p text:style-name="Text_20_body">The Pinsetter Interface / Scorer device (Scorer) will be located on the capping between 2 pinsetters of a lane pair. <text:s/>It will be able to verify when a ball was thrown and which pins remain standing (after the ball was thrown but before the pins are raked).</text:p>
      <text:p text:style-name="Text_20_body"/>
      <text:p text:style-name="Text_20_body">The Upper Display device (Upper) will be located over the lane and above the approach (hanging from the ceiling). <text:s/>This allows the bowlers can see the current scorers or other items that may be displayed. <text:s/>The display will probably be a flat screen LCD TV or equivalent device.</text:p>
      <text:p text:style-name="Text_20_body"/>
      <text:p text:style-name="Text_20_body">The Lower Display / User Input device (Lower) will be located behind the ball return and possibly at a table were the bowlers can sit and enter their data (bowler name, etc). <text:s/>It will probably have a touch screen similar to a Point-Of-Sale device or some equivalent mechanism to enter data.</text:p>
      <text:p text:style-name="Text_20_body"/>
      <text:p text:style-name="Text_20_body">The Front Desk device (Front) will be used to turn the scorers, uppers and lowers on / off. <text:s/>It will collect the bowling game data when requested.</text:p>
      <text:p text:style-name="Text_20_body"/>
      <text:p text:style-name="Text_20_body">The Uppers and Lowers will probably have an overlapping software code base for items like graphics, since they both have displays.</text:p>
      <text:p text:style-name="Text_20_body"/>
      <text:p text:style-name="Text_20_body"><text:span text:style-name="T1">For more information, refer to </text:span><text:span text:style-name="T3">The Open Source Bowling Project</text:span><text:span text:style-name="T1"> Scope document.</text:span></text:p>
      <text:h text:style-name="Heading_20_2" text:outline-level="2">References</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h text:style-name="Heading_20_1" text:outline-level="1">Overall Description</text:h>
      <text:h text:style-name="Heading_20_2" text:outline-level="2">Product Perspective</text:h>
      <text:p text:style-name="P15">This is a new product. <text:s/>To our knowledge no other company has developed or release a bowling scorer like this concept. <text:s/>This product is not intended to compete with commercial products from large companies like QubicaAMF, Brunswick, Steltronic, etc. <text:s/>This product should be designed to be as hardware (motherboards, touch screens, camera, etc) independent as possible, so the hardware can be updated or replaced with a different brand or model and still function properly. <text:s/>The intent is to allow small bowling centers to purchase the hardware as needed and when their budget permits to eventually (over time) update a lane or lane pair until all of the lanes have automatic scoring.</text:p>
      <text:h text:style-name="Heading_20_2" text:outline-level="2"><text:soft-page-break/>Product Features</text:h>
      <text:p text:style-name="Text_20_body">The major features include the following:</text:p>
      <text:list xml:id="list35582090" text:style-name="L1">
        <text:list-item>
          <text:p text:style-name="P19">Register bowlers by name</text:p>
        </text:list-item>
        <text:list-item>
          <text:p text:style-name="P19">Register when a ball is thrown</text:p>
        </text:list-item>
        <text:list-item>
          <text:p text:style-name="P19">Sense the standing pins after each ball thrown</text:p>
        </text:list-item>
        <text:list-item>
          <text:p text:style-name="P19">Scorer the game</text:p>
        </text:list-item>
        <text:list-item>
          <text:p text:style-name="P19">Display the scores for each bowler</text:p>
        </text:list-item>
      </text:list>
      <text:p text:style-name="Text_20_body">See section <text:bookmark-ref text:reference-format="number-all-superior" text:ref-name="__RefNumPara__40464382">3.</text:bookmark-ref><text:bookmark-ref text:reference-format="text" text:ref-name="__RefNumPara__40464382">System Features</text:bookmark-ref> for details.</text:p>
      <text:h text:style-name="Heading_20_2" text:outline-level="2">User Classes and Characteristics</text:h>
      <text:p text:style-name="P16">Most of the users will be unskilled in software or technical aspects of this project. <text:s/>This should be kept in mind during the development process.</text:p>
      <text:p text:style-name="Text_20_body"><text:span text:style-name="T4">Bowler</text:span>: The largest user. <text:s/>Enter names and other user info if needed. <text:s/>Make score corrections when necessary. <text:s/>Select available options for the bowling session. <text:s/>Future options may include IM or texting other bowlings on different lanes or over the internet (if the bowling center has internet access). <text:s/>Other options will be added after the initial development is competed.</text:p>
      <text:p text:style-name="Text_20_body"><text:span text:style-name="T4">Front Desk Personnel</text:span>: <text:s/>Turn the scorers on/off. <text:s/>Collect the games / balls thrown for payment. <text:s/>Upper / TV controlling (volume, channel, etc). <text:s/>Reset the scorer software or reboot the unit in case of a problem (includes the pinsetter/scorer, Uppers and Lowers). Calibrate the pin spotter cameras and software, if needed.</text:p>
      <text:p text:style-name="Text_20_body"><text:span text:style-name="T4">Mechanic</text:span> (occasional user): general maintenance, troubleshooting and repair. <text:s/>Utilities need to be in place to support troubleshooting. Calibrate the pin spotter cameras and software, when needed.</text:p>
      <text:p text:style-name="Text_20_body"><text:span text:style-name="T4">Installers</text:span> (one time user): <text:s/>Install power outlets if needed (electrician). <text:s/>Mount the hardware devices according to the installation instructions. <text:s/>Load the software on the devices. <text:s/>Install and connect all Ethernet cables and switches. <text:s/>Calibrate the pin spotter cameras and software. <text:s/>Test all of the installed devices (run BIT software and do connectivity testing).</text:p>
      <text:p text:style-name="Text_20_body"><text:span text:style-name="T4">Software Updater </text:span><text:span text:style-name="T5">(from internet or front desk): Update the core software when new releases are available.</text:span></text:p>
      <text:h text:style-name="Heading_20_2" text:outline-level="2">Operating Environment</text:h>
      <text:p text:style-name="Text_20_body"><text:span text:style-name="T4">General</text:span>: The system will be indoors. <text:s/>There will be vibration from several mechanical devices (pinsetters, ball returns, bowlers hitting the devices, etc), so the equipment will need to withstand the hazards. <text:s/>Because of this, there should be no moving or spinning parts (hard drives, CDs or DVDs, etc). <text:s/>Many bowling centers are rather smokey.</text:p>
      <text:p text:style-name="Text_20_body"><text:span text:style-name="T4">Computer Devices</text:span>: The computer platform will be mini-ITX or micro-ATX form factor (or others in the future). <text:s/>It would be optimal to be fanless. <text:s/>The software should support different CPU manufacturers especially the main manufactures for the form factors chosen (Intel, AMD, VIA). <text:s/>The operating system will need to sample the hardware and load the proper drivers. <text:s/>This will be a Linux system with a live CD (Knoppix) type of startup sequence. <text:s/>Some bowling centers don't have good air conditioning, so the computers need to run cool.</text:p>
      <text:h text:style-name="Heading_20_2" text:outline-level="2"><text:soft-page-break/>Design and Implementation Constraints</text:h>
      <text:list xml:id="list35579153" text:style-name="L2">
        <text:list-item>
          <text:p text:style-name="P21">The software will be developed in C / C++ since almost all microprocessors have compilers for those languages.</text:p>
        </text:list-item>
        <text:list-item>
          <text:p text:style-name="P21">3D graphics are planned for the Uppers and Lowers, so a decent graphics card / chip set will be needed. <text:s/>OpenGL will be used for the 3D graphics.</text:p>
        </text:list-item>
      </text:list>
      <text:list xml:id="list35594946" text:style-name="L3">
        <text:list-item>
          <text:p text:style-name="P20">The software should be designed for 32 or 64 bit processors and little or big endian processors</text:p>
        </text:list-item>
        <text:list-item>
          <text:p text:style-name="P20">The system should be reliable and small, so Linux will be used as the operating system.</text:p>
        </text:list-item>
        <text:list-item>
          <text:p text:style-name="P20">The system will be similar to a live CD (Knoppix) type of startup sequence to sample the hardware and load the correct drivers.</text:p>
        </text:list-item>
        <text:list-item>
          <text:p text:style-name="P20">Memory: 500MB minimum to support the OS and applications.</text:p>
        </text:list-item>
        <text:list-item>
          <text:p text:style-name="P20">There will be an Interface Control Document (ICD) to capture the communication protocol.</text:p>
        </text:list-item>
        <text:list-item>
          <text:p text:style-name="P20">Qt will be used for the graphics. <text:s/>This will give a standard look to all of the screens regardless of the target or host development platforms.</text:p>
        </text:list-item>
      </text:list>
      <text:h text:style-name="Heading_20_2" text:outline-level="2">User Documentation</text:h>
      <text:p text:style-name="Text_20_body">There will be an installers guide located in the same location as this document.</text:p>
      <text:p text:style-name="Text_20_body">A wiki will be created at Google.</text:p>
      <text:p text:style-name="Text_20_body">A user forum will be created at the project web site.</text:p>
      <text:h text:style-name="Heading_20_2" text:outline-level="2">Assumptions and Dependencies</text:h>
      <text:p text:style-name="Text_20_body">Known open source dependencies: <text:s/>Grub, Linux kernel, Morphix / Knoppix (or other Linux distro), OpenGL, XML parser (expat or libxml2), Qt,</text:p>
      <text:p text:style-name="Text_20_body">It is assumed that pinsetter control is outside this project and this project will not affect the pinsetter operation. <text:s/>League management is also outside this project along with center management and any type of Point-Of-Sale (POS) system.</text:p>
      <text:h text:style-name="Heading_20_1" text:outline-level="1"><text:bookmark-start text:name="__RefNumPara__40464382"/>System Features<text:bookmark-end text:name="__RefNumPara__40464382"/></text:h>
      <text:p text:style-name="Text_20_body">This section holds the system feature rquirements.</text:p>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h text:style-name="Heading_20_2" text:outline-level="2">Pinsetter</text:h>
      <text:p text:style-name="Text_20_body">The pinsetter feature recognizes when a ball is thrown and which pins remain standing.</text:p>
      <table:table table:name="Table2" table:style-name="Table2">
        <table:table-column table:style-name="Table2.A" table:number-columns-repeated="3"/>
        <text:soft-page-break/>
        <table:table-row>
          <table:table-cell table:style-name="Table2.A1" office:value-type="string">
            <text:p text:style-name="Table_20_Contents">SRS-0001</text:p>
          </table:table-cell>
          <table:table-cell table:style-name="Table2.A1" office:value-type="string">
            <text:p text:style-name="Table_20_Contents">Priority: 1</text:p>
          </table:table-cell>
          <table:table-cell table:style-name="Table2.C1" office:value-type="string">
            <text:p text:style-name="Table_20_Contents"/>
          </table:table-cell>
        </table:table-row>
        <table:table-row>
          <table:table-cell table:style-name="Table2.A2" table:number-columns-spanned="3" office:value-type="string">
            <text:p text:style-name="Table_20_Contents">Text:</text:p>
          </table:table-cell>
          <table:covered-table-cell/>
          <table:covered-table-cell/>
        </table:table-row>
        <table:table-row>
          <table:table-cell table:style-name="Table2.A2" table:number-columns-spanned="3" office:value-type="string">
            <text:p text:style-name="Table_20_Contents">Rationale:</text:p>
          </table:table-cell>
          <table:covered-table-cell/>
          <table:covered-table-cell/>
        </table:table-row>
      </table:table>
      <text:p text:style-name="Text_20_body"/>
      <text:p text:style-name="P23"/>
      <text:p text:style-name="P3">&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3"/>
      <text:p text:style-name="P3">&lt;Each requirement should be uniquely identified with a sequence number or a meaningful tag of some kind.&gt;</text:p>
      <text:p text:style-name="P4"/>
      <text:p text:style-name="requirement">REQ-1:<text:tab/></text:p>
      <text:p text:style-name="requirement">REQ-2:<text:tab/></text:p>
      <text:h text:style-name="Heading_20_2" text:outline-level="2">Scorer</text:h>
      <text:h text:style-name="Heading_20_2" text:outline-level="2">Graphics</text:h>
      <text:h text:style-name="Heading_20_1" text:outline-level="1">External Interface Requirements</text:h>
      <text:h text:style-name="Heading_20_2" text:outline-level="2">User Interfaces</text:h>
      <text:p text:style-name="template">&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h text:style-name="Heading_20_2" text:outline-level="2">Hardware Interfaces</text:h>
      <text:p text:style-name="Text_20_body">Serial port (TV and pinsetters), USB 2.0 (2 ports min - TV, web cams), Graphics (RBG/VGA, HDMI)</text:p>
      <text:p text:style-name="template">&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h text:style-name="Heading_20_2" text:outline-level="2"><text:soft-page-break/>Software Interfaces</text:h>
      <text:p text:style-name="template">&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h text:style-name="Heading_20_2" text:outline-level="2">Communications Interfaces (ICD)</text:h>
      <text:p text:style-name="template">&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Other Nonfunctional Requirements</text:h>
      <text:h text:style-name="Heading_20_2" text:outline-level="2">Performance Requirements</text:h>
      <text:p text:style-name="template">&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_20_2" text:outline-level="2">Safety Requirements</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Security Requirements</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text:soft-page-break/>Software Quality Attributes</text:h>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1" text:outline-level="1">Other Requirements</text:h>
      <text:p text:style-name="template">&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Appendix A: Glossary</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Appendix B: Analysis Models</text:p>
      <text:p text:style-name="template">&lt;Optionally, include any pertinent analysis models, such as data flow diagrams, class diagrams, state-transition diagrams, or entity-relationship diagrams<text:span text:style-name="T1">.&gt;</text:span></text:p>
      <text:p text:style-name="TOCEntry">Appendix C: Issues List</text:p>
      <text:p text:style-name="template">&lt; This is a dynamic list of the open requirements issues that remain to be resolved, including TBDs, pending decisions, information that is needed, conflicts awaiting resolution, and the like.&gt;</text:p>
      <text:p text:style-name="P5"/>
      <text:p text:style-name="P5"/>
      <text:p text:style-name="P14"/>
      <text:p text:style-name="P5">Matt's Items to remember:</text:p>
      <text:list xml:id="list36579246" text:continue-numbering="true" text:style-name="L3">
        <text:list-item>
          <text:p text:style-name="P24">Switch or proximity sensor for pinsetter ball thrown</text:p>
        </text:list-item>
        <text:list-item>
          <text:p text:style-name="P24">Send ball thrown status over network once a second or on transitions</text:p>
        </text:list-item>
        <text:list-item>
          <text:p text:style-name="P24">Standing pin sensing</text:p>
        </text:list-item>
        <text:list-item>
          <text:p text:style-name="P24">Heart beat messages</text:p>
        </text:list-item>
        <text:list-item>
          <text:p text:style-name="P24">XML for network interfaces. <text:s/>Supports UTF-8 &amp; UTF-16 for Unicode encoding. <text:s/>Use the XML declaration to define the encoding. Exception is data packets (web cam picture, etc) TFTP or FTP?</text:p>
        </text:list-item>
        <text:list-item>
          <text:p text:style-name="P24">Use expat or libxml2 or equivalent for XML encoding</text:p>
        </text:list-item>
        <text:list-item>
          <text:p text:style-name="P24">Have a utility that logs the current version of all relevant software on the box</text:p>
        </text:list-item>
        <text:list-item>
          <text:p text:style-name="P24">COTS hardware when available</text:p>
        </text:list-item>
        <text:list-item>
          <text:p text:style-name="P24">TV interfaces – turn on/off, switch channel (serial interface?)</text:p>
        </text:list-item>
        <text:list-item>
          <text:p text:style-name="P24">Configuration files (TV type, web cams, lane number, host name, etc)</text:p>
        </text:list-item>
        <text:list-item>
          <text:p text:style-name="P24">Log files (flash memory limitations)</text:p>
        </text:list-item>
        <text:list-item>
          <text:p text:style-name="P24">Create an ICD</text:p>
        </text:list-item>
        <text:list-item>
          <text:p text:style-name="P24">10-pin scoring with 3 balls per frame supported</text:p>
        </text:list-item>
        <text:list-item>
          <text:p text:style-name="P24">Startup withing 3 minutes (2 minutes preferred)</text:p>
        </text:list-item>
        <text:list-item>
          <text:p text:style-name="P24">Startup sequence samples the hardware to load the proper drivers</text:p>
        </text:list-item>
        <text:list-item>
          <text:p text:style-name="P24">Multi-threaded to keep performance high</text:p>
        </text:list-item>
        <text:list-item>
          <text:p text:style-name="P24">Interrupt based – not polling</text:p>
        </text:list-item>
        <text:list-item>
          <text:p text:style-name="P24">No moving or spinning parts – all solid state, because of high vibration and shock</text:p>
        </text:list-item>
        <text:list-item>
          <text:p text:style-name="P24">Intercom (VOIP) system – low priority</text:p>
        </text:list-item>
        <text:list-item>
          <text:p text:style-name="P24">Error reporting (XML parsing errors, etc)</text:p>
        </text:list-item>
        <text:list-item>
          <text:p text:style-name="P24">Screen resolution 1024 x 768 minimum</text:p>
        </text:list-item>
        <text:list-item>
          <text:p text:style-name="P24">Screens for scoring should be scalable to many sizes. <text:s/>May be embedded in a frame of a window to sports scores can scroll across the bottom and other information can be displayed in other frames.</text:p>
        </text:list-item>
        <text:list-item>
          <text:p text:style-name="P24">Software updates (TFTP or FTP). <text:s/>Have to update the read-only partition, etc?</text:p>
        </text:list-item>
        <text:list-item>
          <text:p text:style-name="P24">Support up to 40 lanes for small to medium centers (normal 10 or less).</text:p>
        </text:list-item>
        <text:list-item>
          <text:p text:style-name="P24">Maintenance: the cameras will need to cleaned regularly especially in smokey environments.</text:p>
        </text:list-item>
      </text:list>
      <text:p text:style-name="P5"/>
      <text:p text:style-name="P5">Prototype items:</text:p>
      <text:list xml:id="list35592166" text:style-name="L4">
        <text:list-item>
          <text:p text:style-name="P25">Pinsetter switch signals. <text:s/>Use RS232 (DB9) or parallel port?</text:p>
        </text:list-item>
        <text:list-item>
          <text:p text:style-name="P25">Pinsetter web cam with Linux</text:p>
        </text:list-item>
        <text:list-item>
          <text:p text:style-name="P25">Analyzing picture of pins and sending data to other computers – embed picture file in XML?or FTP / TFTP instead (Qt has an FTP class)? <text:s/>Same issue with software updates and image / exciter / advertisement updates.</text:p>
        </text:list-item>
      </text:list>
      <text:p text:style-name="P5"/>
      <text:p text:style-name="P5">Utilities:</text:p>
      <text:list xml:id="list35581468" text:style-name="L5">
        <text:list-item>
          <text:p text:style-name="P26">Configuration file to sum up all relevant software versions</text:p>
        </text:list-item>
        <text:list-item>
          <text:p text:style-name="P26">Pinsetter ball indicator</text:p>
        </text:list-item>
        <text:list-item>
          <text:p text:style-name="P26">Software updater / installer</text:p>
        </text:list-item>
        <text:list-item>
          <text:p text:style-name="P26">Testing software. <text:s/>BIT – Built In Test software to help troubleshoot issues.</text:p>
        </text:list-item>
        <text:list-item>
          <text:p text:style-name="P26">Assign IP addresses and/or host names for the devices (before first u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3335in" fo:margin-bottom="0.1665in"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fo:line-height="0.1528in" fo:text-align="justify" style:justify-single-word="false" fo:keep-with-next="always"/>
      <style:text-properties style:font-name="Times New Roman" fo:font-size="11pt" fo:font-style="italic" fo:font-weight="bold" style:font-size-asian="11pt"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fo:line-height="0.1528in" fo:text-align="justify" style:justify-single-word="false"/>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fo:line-height="0.1528in" fo:text-align="justify" style:justify-single-word="false"/>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fo:line-height="0.1528in" fo:text-align="justify" style:justify-single-word="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top="0.1665in" fo:margin-bottom="0.0417in" fo:line-height="0.1528in" fo:text-align="justify" style:justify-single-word="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fo:line-height="0.1528in" fo:text-align="justify" style:justify-single-word="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font-style="italic" style:font-size-asian="11pt" style:font-style-asian="italic"/>
    </style:style>
    <style:style style:name="requirement" style:family="paragraph" style:parent-style-name="level_20_4">
      <style:paragraph-properties fo:margin-left="1.6307in" fo:margin-right="0in" fo:margin-top="0in" fo:margin-bottom="0in" fo:text-indent="-0.6902in" style:auto-text-indent="false"/>
      <style:text-properties style:font-name="Times New Roman"/>
    </style:style>
    <style:style style:name="ByLine" style:family="paragraph" style:parent-style-name="Title">
      <style:paragraph-properties fo:margin-top="0.1665in" fo:margin-bottom="0.5in"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fo:line-height="100%" fo:text-align="center" style:justify-single-word="false" fo:keep-with-next="always"/>
      <style:text-properties style:font-name="Arial" fo:font-size="18pt" fo:font-weight="bold" style:font-size-asian="18pt" style:font-weight-asian="bold"/>
    </style:style>
    <style:style style:name="SuperTitle" style:family="paragraph" style:parent-style-name="Title" style:next-style-name="Standard">
      <style:paragraph-properties fo:margin-top="0.6665in" fo:margin-bottom="0in" fo:line-height="100%" fo:text-align="end" style:justify-single-word="false" fo:padding-left="0in" fo:padding-right="0in" fo:padding-top="0.0138in" fo:padding-bottom="0in" fo:border-left="none" fo:border-right="none" fo:border-top="0.0693in solid #000000" fo:border-bottom="none"/>
      <style:text-properties fo:font-size="14pt" style:font-size-asian="14pt"/>
    </style:style>
    <style:style style:name="line" style:family="paragraph" style:parent-style-name="Title">
      <style:paragraph-properties fo:margin-top="0.1665in" fo:margin-bottom="0in" fo:line-height="100%" fo:text-align="end" style:justify-single-word="false" fo:padding-left="0in" fo:padding-right="0in" fo:padding-top="0.0138in" fo:padding-bottom="0in" fo:border-left="none" fo:border-right="none" fo:border-top="0.0555in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1" style:family="paragraph" style:parent-style-name="Text_20_body" style:class="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25in" style:type="center"/>
          <style:tab-stop style:position="6.6874in" style:type="right"/>
        </style:tab-stops>
      </style:paragraph-properties>
    </style:style>
    <style:page-layout style:name="Mpm1">
      <style:page-layout-properties fo:page-width="8.5in" fo:page-height="11in" style:num-format="i" style:print-orientation="portrait" fo:margin-top="0.9in" fo:margin-bottom="0.5in" fo:margin-left="0.9in" fo:margin-right="0.9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3598in" style:dynamic-spacing="true"/>
      </style:footer-style>
    </style:page-layout>
    <style:page-layout style:name="Mpm2">
      <style:page-layout-properties fo:page-width="8.5in" fo:page-height="11in" style:num-format="i" style:print-orientation="portrait" fo:margin-top="0.9in" fo:margin-bottom="0.9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0.9in" fo:margin-bottom="0.5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3598in" style:dynamic-spacing="tru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next-style-name="MyHeader1">
      <style:header>
        <text:p text:style-name="Header">SRS for <text:variable-get text:name="Project" office:value-type="string">The OpenBowling Project</text:variable-get><text:tab/><text:tab/>Version <text:variable-get text:name="Version" office:value-type="string">0.xx</text:variable-get></text:p>
      </style:header>
      <style:footer>
        <text:p text:style-name="MP1"><text:tab/><text:tab/>Page <text:page-number text:select-page="current">8</text:page-number></text:p>
      </style:footer>
    </style:master-page>
    <style:master-page style:name="First_20_Page" style:display-name="First Page" style:page-layout-name="Mpm2" style:next-style-name="Standard"/>
    <style:master-page style:name="Convert_20_1" style:display-name="Convert 1" style:page-layout-name="Mpm3">
      <style:header>
        <text:p text:style-name="Header"/>
      </style:header>
      <style:footer>
        <text:p text:style-name="Footer"/>
      </style:footer>
    </style:master-page>
    <style:master-page style:name="MyHeader1" style:page-layout-name="Mpm4">
      <style:header>
        <text:p text:style-name="Header">SRS for <text:variable-get text:name="Project" office:value-type="string">The OpenBowling Project</text:variable-get><text:tab/><text:tab/>Version <text:variable-get text:name="Version" office:value-type="string">0.xx</text:variable-get></text:p>
      </style:header>
      <style:footer>
        <text:p text:style-name="MP1"><text:tab/><text:tab/>Page <text:page-number text:select-page="current">8</text:page-number></text:p>
      </style:footer>
    </style:master-page>
    <style:master-page style:name="Left_20_Page" style:display-name="Lef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oftware Requirements Specification for OSBP</dc:title>
    <dc:subject>SRS for OSBP</dc:subject>
    <meta:initial-creator>Karl Wiegers</meta:initial-creator>
    <meta:creation-date>2009-11-11T18:35:00</meta:creation-date>
    <dc:creator>Matt Mead</dc:creator>
    <dc:date>2009-11-22T16:47:50.39</dc:date>
    <meta:editing-cycles>58</meta:editing-cycles>
    <meta:editing-duration>PT24H19M40S</meta:editing-duration>
    <meta:generator>OpenOffice.org/3.1$Win32 OpenOffice.org_project/310m19$Build-9420</meta:generator>
    <meta:document-statistic meta:table-count="2" meta:image-count="0" meta:object-count="0" meta:page-count="10" meta:paragraph-count="191" meta:word-count="2829" meta:character-count="17777"/>
    <meta:user-defined meta:name="Project">The Open Source Bowling Project</meta:user-defined>
    <meta:user-defined meta:name="dgnword-docGUID">{2CC74E0D-E94F-445A-8743-4FB3C5B198CA}</meta:user-defined>
    <meta:user-defined meta:name="dgnword-eventsink">22325624</meta:user-defined>
  </office:meta>
</office:document-meta>
</file>